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0DC000000A9EB29D81FD0B39D4D.png" manifest:media-type="image/png"/>
  <manifest:file-entry manifest:full-path="Pictures/200000010000196500001372CE716BD03B6CC74F.svm" manifest:media-type="image/x-svm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1.976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1.976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3.499cm" svg:height="3cm" svg:x="2cm" svg:y="1.999cm">
            <draw:image xlink:href="Pictures/200000010000196500001372CE716BD03B6CC74F.svm" xlink:type="simple" xlink:show="embed" xlink:actuate="onLoad" draw:mime-type="image/x-svm">
              <text:p/>
            </draw:image>
            <draw:image xlink:href="Pictures/10000200000000DC000000A9EB29D81FD0B39D4D.png" xlink:type="simple" xlink:show="embed" xlink:actuate="onLoad" draw:mime-type="image/png"/>
          </draw:frame>
          <draw:frame draw:style-name="gr2" draw:text-style-name="P1" draw:layer="layout" svg:width="3.499cm" svg:height="3cm" svg:x="9.5cm" svg:y="2cm">
            <draw:image xlink:href="Pictures/200000010000196500001372CE716BD03B6CC74F.svm" xlink:type="simple" xlink:show="embed" xlink:actuate="onLoad" draw:mime-type="image/x-svm">
              <text:p/>
            </draw:image>
            <draw:image xlink:href="Pictures/10000200000000DC000000A9EB29D81FD0B39D4D.png" xlink:type="simple" xlink:show="embed" xlink:actuate="onLoad" draw:mime-type="image/png"/>
          </draw:frame>
        </draw:g>
        <draw:g>
          <draw:frame draw:style-name="gr2" draw:text-style-name="P1" draw:layer="layout" svg:width="3.499cm" svg:height="3cm" draw:transform="rotate (-3.14159265358979) translate (5.5cm 9cm)">
            <draw:image xlink:href="Pictures/200000010000196500001372CE716BD03B6CC74F.svm" xlink:type="simple" xlink:show="embed" xlink:actuate="onLoad" draw:mime-type="image/x-svm">
              <text:p/>
            </draw:image>
            <draw:image xlink:href="Pictures/10000200000000DC000000A9EB29D81FD0B39D4D.png" xlink:type="simple" xlink:show="embed" xlink:actuate="onLoad" draw:mime-type="image/png"/>
          </draw:frame>
          <draw:frame draw:style-name="gr1" draw:text-style-name="P1" draw:layer="layout" svg:width="3.499cm" svg:height="3cm" draw:transform="rotate (-3.14159265358979) translate (13cm 8.999cm)">
            <draw:image xlink:href="Pictures/200000010000196500001372CE716BD03B6CC74F.svm" xlink:type="simple" xlink:show="embed" xlink:actuate="onLoad" draw:mime-type="image/x-svm">
              <text:p/>
            </draw:image>
            <draw:image xlink:href="Pictures/10000200000000DC000000A9EB29D81FD0B39D4D.png" xlink:type="simple" xlink:show="embed" xlink:actuate="onLoad" draw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3-02T21:20:01.523134458</meta:creation-date>
    <dc:date>2022-03-02T21:33:54.576009237</dc:date>
    <meta:editing-duration>PT4M59S</meta:editing-duration>
    <meta:editing-cycles>6</meta:editing-cycles>
    <meta:generator>LibreOfficeDev/7.0.5.0.0$Linux_X86_64 LibreOffice_project/36038264400f591a529a18f0b742410e53db73d3</meta:generator>
    <meta:document-statistic meta:object-count="29"/>
  </office:meta>
</office:document-meta>
</file>